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text-indent="0.026cm" style:auto-text-indent="false"/>
      <style:text-properties style:font-name="Arial Black" fo:font-size="24pt" fo:font-weight="bold" style:font-size-asian="24pt" style:font-weight-asian="bold" style:font-size-complex="24pt" style:font-weight-complex="bold"/>
    </style:style>
    <style:style style:name="P2" style:family="paragraph" style:parent-style-name="Standard">
      <style:paragraph-properties fo:margin-left="0cm" fo:margin-right="0cm" fo:text-align="center" style:justify-single-word="false" fo:text-indent="0.026cm" style:auto-text-indent="false"/>
      <style:text-properties style:font-name="Courier New" fo:font-size="11pt" fo:font-weight="normal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margin-left="0cm" fo:margin-right="0cm" fo:text-align="end" style:justify-single-word="false" fo:text-indent="0.026cm" style:auto-text-indent="false"/>
      <style:text-properties style:font-name="Courier New" fo:font-size="11pt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margin-left="0cm" fo:margin-right="0cm" fo:text-align="start" style:justify-single-word="false" fo:text-indent="0.026cm" style:auto-text-indent="false"/>
      <style:text-properties style:font-name="Courier New"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margin-left="0cm" fo:margin-right="0cm" fo:text-align="start" style:justify-single-word="false" fo:text-indent="0.026cm" style:auto-text-indent="false"/>
      <style:text-properties style:font-name="Courier New"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 style:list-style-name="L1">
      <style:paragraph-properties fo:margin-left="0cm" fo:margin-right="0cm" fo:text-align="start" style:justify-single-word="false" fo:text-indent="0.026cm" style:auto-text-indent="false"/>
      <style:text-properties style:font-name="Courier New" fo:font-size="11pt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margin-left="0cm" fo:margin-right="0cm" fo:text-align="start" style:justify-single-word="false" fo:text-indent="0.026cm" style:auto-text-indent="false">
        <style:tab-stops>
          <style:tab-stop style:position="0.953cm"/>
          <style:tab-stop style:position="2.011cm"/>
        </style:tab-stops>
      </style:paragraph-properties>
      <style:text-properties style:font-name="Courier New" fo:font-size="11pt" fo:font-weight="bold" style:font-size-asian="11pt" style:font-weight-asian="bold" style:font-size-complex="11pt" style:font-weight-complex="bold"/>
    </style:style>
    <style:style style:name="P8" style:family="paragraph" style:parent-style-name="Standard">
      <style:paragraph-properties fo:margin-left="0cm" fo:margin-right="0cm" fo:text-align="start" style:justify-single-word="false" fo:text-indent="0.026cm" style:auto-text-indent="false">
        <style:tab-stops>
          <style:tab-stop style:position="0.953cm"/>
          <style:tab-stop style:position="2.011cm"/>
        </style:tab-stops>
      </style:paragraph-properties>
      <style:text-properties style:font-name="Courier New" fo:font-size="11pt" fo:font-weight="normal" style:font-size-asian="11pt" style:font-weight-asian="normal" style:font-size-complex="11pt" style:font-weight-complex="normal"/>
    </style:style>
    <style:style style:name="P9" style:family="paragraph" style:parent-style-name="Standard" style:list-style-name="L2">
      <style:paragraph-properties fo:margin-left="0cm" fo:margin-right="0cm" fo:text-align="start" style:justify-single-word="false" fo:text-indent="0.026cm" style:auto-text-indent="false">
        <style:tab-stops>
          <style:tab-stop style:position="0.953cm"/>
          <style:tab-stop style:position="2.011cm"/>
        </style:tab-stops>
      </style:paragraph-properties>
      <style:text-properties style:font-name="Courier New" fo:font-size="11pt" fo:font-weight="normal" style:font-size-asian="11pt" style:font-weight-asian="normal" style:font-size-complex="11pt" style:font-weight-complex="normal"/>
    </style:style>
    <style:style style:name="P10" style:family="paragraph" style:parent-style-name="Standard" style:list-style-name="L3">
      <style:paragraph-properties fo:margin-left="0cm" fo:margin-right="0cm" fo:text-align="start" style:justify-single-word="false" fo:text-indent="0.026cm" style:auto-text-indent="false">
        <style:tab-stops>
          <style:tab-stop style:position="0.953cm"/>
          <style:tab-stop style:position="2.011cm"/>
        </style:tab-stops>
      </style:paragraph-properties>
      <style:text-properties style:font-name="Courier New" fo:font-size="11pt" fo:font-weight="normal" style:font-size-asian="11pt" style:font-weight-asian="normal" style:font-size-complex="11pt" style:font-weight-complex="normal"/>
    </style:style>
    <style:style style:name="P11" style:family="paragraph" style:parent-style-name="Standard" style:list-style-name="L4">
      <style:paragraph-properties fo:margin-left="0cm" fo:margin-right="0cm" fo:text-align="start" style:justify-single-word="false" fo:text-indent="0.026cm" style:auto-text-indent="false">
        <style:tab-stops>
          <style:tab-stop style:position="0.953cm"/>
          <style:tab-stop style:position="2.011cm"/>
        </style:tab-stops>
      </style:paragraph-properties>
      <style:text-properties style:font-name="Courier New" fo:font-size="11pt" fo:font-weight="normal" style:font-size-asian="11pt" style:font-weight-asian="normal" style:font-size-complex="11pt" style:font-weight-complex="normal"/>
    </style:style>
    <style:style style:name="T1" style:family="text">
      <style:text-properties fo:color="#0066c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1.376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2.646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916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5.186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6.456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7.726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996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10.266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1.536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2.806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376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2.646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916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5.186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6.456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7.726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996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10.266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1.536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2.806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Alg</text:p>
      <text:p text:style-name="P1"/>
      <text:p text:style-name="P2">W tym pliku znajduje się podstawowa instrukcja obsługi programu.</text:p>
      <text:p text:style-name="P3">Krótka dokumentacja techniczna --&gt; <text:span text:style-name="T1">ViAlg_technical.odt.</text:span></text:p>
      <text:p text:style-name="P3">Pełna dokumentacja wygenerwana przez DoxyGen --&gt; <text:span text:style-name="T1">ViAlg_dox.html</text:span>. </text:p>
      <text:p text:style-name="P3">Opis "jak czytać kod" –-&gt; <text:span text:style-name="T1">ViAlg_code.odt.</text:span></text:p>
      <text:p text:style-name="P4"/>
      <text:p text:style-name="P5">Spis treści:</text:p>
      <text:list text:style-name="L1">
        <text:list-item>
          <text:p text:style-name="P6">Idea programu</text:p>
        </text:list-item>
        <text:list-item>
          <text:p text:style-name="P6">Opis funkcji programu</text:p>
        </text:list-item>
        <text:list-item>
          <text:p text:style-name="P6">Obsługa klawiatury</text:p>
        </text:list-item>
      </text:list>
      <text:p text:style-name="P5"/>
      <text:p text:style-name="P5">Idea programu</text:p>
      <text:p text:style-name="P7"><text:tab/><text:span text:style-name="T2">ViAlg to prosty system do ukazywania działania podstawowych <text:tab/>algorytmów sortowania. Algorytmy te są „ukazywane” w oknie <text:tab/>aplikacji, a za system wyświetlania służy w tym przypadku OpenGL.</text:span></text:p>
      <text:p text:style-name="P8"/>
      <text:p text:style-name="P7">Opis Funkcji Programu</text:p>
      <text:p text:style-name="P7"><text:tab/>Menu: Algorithm:</text:p>
      <text:list text:style-name="L2">
        <text:list-item>
          <text:p text:style-name="P9">Method służy do wybrania algorytmu sortującego</text:p>
        </text:list-item>
        <text:list-item>
          <text:p text:style-name="P9">Data Order tworzy dane dla sortowania i umieszcza je w tablicy która będzie przekazana algorytmom sortującym. Pole „Regenerate Each Time” jeśli jest zaznaczone oznacza, że przy każdym jednym uruchomieniu algorytmu dane będę „regenerowane” to znaczy będą przywracane wartości z ostatniej generacji danych. Natomiast określenia generacji danych jako "special randomized" oznacza, że dane są najpierw porządkowane (od 1 do max) a nestępnie następuje losowa permutacja elementów.</text:p>
        </text:list-item>
        <text:list-item>
          <text:p text:style-name="P9">Elements – ilość elementów do posortowania, przy zmianie liczności generowane są nowe dane według ostatnio wybranego porządku.</text:p>
        </text:list-item>
        <text:list-item>
          <text:p text:style-name="P9">Run again – uruchamia algorytm od nowa.</text:p>
        </text:list-item>
      </text:list>
      <text:p text:style-name="P8"><text:tab/><text:span text:style-name="T3">Menu: Flow:</text:span></text:p>
      <text:p text:style-name="P7"><text:tab/>Z<text:span text:style-name="T2">najdują się tam komendy, które sterują tempem działa algorytmu.</text:span></text:p>
      <text:p text:style-name="P8"><text:tab/><text:span text:style-name="T3">Menu: View:</text:span></text:p>
      <text:list text:style-name="L3">
        <text:list-item>
          <text:p text:style-name="P10">Diagram Type – typ wykresu: punktowy, blokowy, słupkowy, czy słupki w postaci piramid</text:p>
        </text:list-item>
        <text:list-item>
          <text:p text:style-name="P10">light, reflection, textured, floor, draw frame, horizontal – opcje widoku.</text:p>
        </text:list-item>
        <text:list-item>
          <text:p text:style-name="P10">Info – czy będą wyświetlane informacje o działaniu algorutmu w lewym górnym rogu okna.</text:p>
        </text:list-item>
      </text:list>
      <text:p text:style-name="P8"/>
      <text:p text:style-name="P7">Obsługa klawiatury</text:p>
      <text:list text:style-name="L4">
        <text:list-item>
          <text:p text:style-name="P11">strzałki służą do obracania wirtualną kamerą</text:p>
        </text:list-item>
        <text:list-item>
          <text:p text:style-name="P11">spacja – zatrzymywanie działania algorytmu</text:p>
        </text:list-item>
        <text:list-item>
          <text:p text:style-name="P11">enter – przywrócenie standardowego widoku</text:p>
        </text:list-item>
        <text:list-item>
          <text:p text:style-name="P11">'z' i 'x' – oddalanie i przybliżanie widoku</text:p>
        </text:list-item>
      </text:list>
      <text:p text:style-name="P8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none" fo:country="non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none" fo:country="non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ux.pl/2.0$Win32 OpenOffice.org_project/680m3$Build-8968</meta:generator>
    <meta:creation-date>2006-04-09T16:23:11</meta:creation-date>
    <dc:creator>Bartłomiej Filipek</dc:creator>
    <dc:date>2006-04-10T16:33:01</dc:date>
    <meta:editing-cycles>4</meta:editing-cycles>
    <meta:editing-duration>PT22M4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9" meta:word-count="233" meta:character-count="1741"/>
  </office:meta>
</office:document-meta>
</file>